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f34" officeooo:paragraph-rsid="00131f34"/>
    </style:style>
    <style:style style:name="P2" style:family="paragraph" style:parent-style-name="Standard">
      <style:text-properties officeooo:rsid="00131f34" officeooo:paragraph-rsid="00153f2b"/>
    </style:style>
    <style:style style:name="P3" style:family="paragraph" style:parent-style-name="Standard">
      <style:text-properties officeooo:rsid="00153f2b" officeooo:paragraph-rsid="00153f2b"/>
    </style:style>
    <style:style style:name="P4" style:family="paragraph" style:parent-style-name="Standard">
      <style:text-properties officeooo:rsid="00153f2b" officeooo:paragraph-rsid="001a083a"/>
    </style:style>
    <style:style style:name="P5" style:family="paragraph" style:parent-style-name="Standard">
      <style:text-properties officeooo:rsid="00192caf" officeooo:paragraph-rsid="00192caf"/>
    </style:style>
    <style:style style:name="P6" style:family="paragraph" style:parent-style-name="Standard">
      <style:text-properties officeooo:rsid="001a083a" officeooo:paragraph-rsid="001a083a"/>
    </style:style>
    <style:style style:name="P7" style:family="paragraph" style:parent-style-name="Standard">
      <style:text-properties style:text-underline-style="solid" style:text-underline-width="auto" style:text-underline-color="font-color" officeooo:rsid="00131f34" officeooo:paragraph-rsid="00131f34"/>
    </style:style>
    <style:style style:name="P8" style:family="paragraph" style:parent-style-name="Standard">
      <style:text-properties style:text-underline-style="solid" style:text-underline-width="auto" style:text-underline-color="font-color" officeooo:rsid="00153f2b" officeooo:paragraph-rsid="00153f2b"/>
    </style:style>
    <style:style style:name="P9" style:family="paragraph" style:parent-style-name="Standard">
      <style:text-properties style:text-underline-style="solid" style:text-underline-width="auto" style:text-underline-color="font-color" officeooo:rsid="00192caf" officeooo:paragraph-rsid="00192caf"/>
    </style:style>
    <style:style style:name="P10" style:family="paragraph" style:parent-style-name="Standard">
      <style:text-properties style:text-underline-style="solid" style:text-underline-width="auto" style:text-underline-color="font-color" officeooo:rsid="001a083a" officeooo:paragraph-rsid="001a083a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92caf" officeooo:paragraph-rsid="00192caf"/>
    </style:style>
    <style:style style:name="P12" style:family="paragraph" style:parent-style-name="Standard">
      <style:paragraph-properties fo:break-before="page"/>
      <style:text-properties officeooo:rsid="00153f2b" officeooo:paragraph-rsid="001a083a"/>
    </style:style>
    <style:style style:name="T1" style:family="text">
      <style:text-properties officeooo:rsid="0014cfba"/>
    </style:style>
    <style:style style:name="T2" style:family="text">
      <style:text-properties officeooo:rsid="0017337f"/>
    </style:style>
    <style:style style:name="T3" style:family="text">
      <style:text-properties officeooo:rsid="0018e37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4cf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Hypothesis</text:span><text:span text:style-name="T4">:</text:span></text:p>
      <text:p text:style-name="P1"/>
      <text:p text:style-name="P1">At a certain test position, the RSSIs we receive from a certain beacon will follow a normal distribution.</text:p>
      <text:p text:style-name="P1"/>
      <text:p text:style-name="P7">Evidence:</text:p>
      <text:p text:style-name="P1"/>
      <text:p text:style-name="P2">We collected data from SB floor one. <text:span text:style-name="T1">For each test position, we will find the set of beacons that were detected over that period. For each of those beacons, we will attempt to model RSSI as a normal distribution.</text:span></text:p>
      <text:p text:style-name="P2"/>
      <text:p text:style-name="P8">Conclusion:</text:p>
      <text:p text:style-name="P3"/>
      <text:p text:style-name="P3">My hypothesis is correct.</text:p>
      <text:p text:style-name="P3"/>
      <text:p text:style-name="P3"/>
      <text:p text:style-name="P3"/>
      <text:p text:style-name="P3"/>
      <text:p text:style-name="P9"/>
      <text:p text:style-name="P11">Hypothesis:</text:p>
      <text:p text:style-name="P5"/>
      <text:p text:style-name="P5">The distribution of error in location estimates will be a gamma distribution if we were to take an equivalent amount of samples from each test position.</text:p>
      <text:p text:style-name="P5"/>
      <text:p text:style-name="P10">Evidence:</text:p>
      <text:p text:style-name="P6"/>
      <text:p text:style-name="P6">We collected data from SB floor one and fit that data to a model where each beacon will have a normal distribution of signals. We then ran our location algorithms over this data set and they produced gamma distributions of error.</text:p>
      <text:p text:style-name="P6"/>
      <text:p text:style-name="P10">Conclusion:</text:p>
      <text:p text:style-name="P6"/>
      <text:p text:style-name="P6">The distribution of error in location estimates will be a gamma distribution.</text:p>
      <text:p text:style-name="P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9:05:19.201000000</meta:creation-date>
    <dc:date>2019-04-14T17:22:07.090000000</dc:date>
    <meta:editing-duration>PT22H6M32S</meta:editing-duration>
    <meta:editing-cycles>10</meta:editing-cycles>
    <meta:generator>LibreOffice/5.4.2.2$Windows_x86 LibreOffice_project/22b09f6418e8c2d508a9eaf86b2399209b0990f4</meta:generator>
    <meta:document-statistic meta:table-count="0" meta:image-count="0" meta:object-count="0" meta:page-count="3" meta:paragraph-count="12" meta:word-count="146" meta:character-count="862" meta:non-whitespace-character-count="728"/>
  </office:meta>
</office:document-meta>
</file>